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8.994cm"/>
    </style:style>
    <style:style style:name="co5" style:family="table-column">
      <style:table-column-properties fo:break-before="auto" style:column-width="11.446cm"/>
    </style:style>
    <style:style style:name="co6" style:family="table-column">
      <style:table-column-properties fo:break-before="auto" style:column-width="5.80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1.39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37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wrap-option="wrap" fo:border="0.06pt solid #000000" style:shrink-to-fit="false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Folder name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Contents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2" table:number-columns-repeated="3"/>
          <table:table-cell table:style-name="ce8" office:value-type="string" calcext:value-type="string">
            <text:p>LINU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-nov</text:p>
          </table:table-cell>
          <table:table-cell table:style-name="ce9" office:value-type="string" calcext:value-type="string">
            <text:p>7-nov-2016.odt</text:p>
          </table:table-cell>
          <table:table-cell office:value-type="string" calcext:value-type="string">
            <text:p>Introduction to LINUX</text:p>
          </table:table-cell>
          <table:table-cell table:style-name="Default"/>
          <table:table-cell table:number-columns-repeated="4"/>
          <table:table-cell table:style-name="ce3"/>
        </table:table-row>
        <table:table-row table:style-name="ro3">
          <table:table-cell table:number-columns-repeated="3"/>
          <table:table-cell office:value-type="string" calcext:value-type="string">
            <text:p>What is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istory of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enefits of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terminal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tructure of LINUX O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terminal, System libraries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Distribu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licensing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Directori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are commands and shell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wd,ls and cd command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LINU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8-nov</text:p>
          </table:table-cell>
          <table:table-cell table:style-name="ce9" office:value-type="string" calcext:value-type="string">
            <text:p>8-nov-2016.odt</text:p>
          </table:table-cell>
          <table:table-cell office:value-type="string" calcext:value-type="string">
            <text:p>mkdir,rmdir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cd command options (4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ls command options (14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mkdir command options (3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rmdir command op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fil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le command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touch command op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m command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ubuntu version command (lsb_release <text:s/>-a)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"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9-nov</text:p>
          </table:table-cell>
          <table:table-cell table:style-name="ce5" office:value-type="string" calcext:value-type="string">
            <text:p>9-nov-2016.odt</text:p>
          </table:table-cell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p command</text:p>
          </table:table-cell>
          <table:table-cell office:value-type="string" calcext:value-type="string">
            <text:p>version control system or versioning tool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v command</text:p>
          </table:table-cell>
          <table:table-cell office:value-type="string" calcext:value-type="string">
            <text:p>What is git? Why it is used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an command</text:p>
          </table:table-cell>
          <table:table-cell office:value-type="string" calcext:value-type="string">
            <text:p>What is github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at command</text:p>
          </table:table-cell>
          <table:table-cell office:value-type="string" calcext:value-type="string">
            <text:p>What is cloud computing? Its benefits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tac command</text:p>
          </table:table-cell>
          <table:table-cell office:value-type="string" calcext:value-type="string">
            <text:p>What is repository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grep command</text:p>
          </table:table-cell>
          <table:table-cell office:value-type="string" calcext:value-type="string">
            <text:p>Steps to install git 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4" office:value-type="string" calcext:value-type="string">
            <text:p>wc command</text:p>
          </table:table-cell>
          <table:table-cell office:value-type="string" calcext:value-type="string">
            <text:p>command to check the version of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ort command</text:p>
          </table:table-cell>
          <table:table-cell office:value-type="string" calcext:value-type="string">
            <text:p>command to update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gzip and unzip files and directories</text:p>
          </table:table-cell>
          <table:table-cell office:value-type="string" calcext:value-type="string">
            <text:p>create repository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who command</text:p>
          </table:table-cell>
          <table:table-cell office:value-type="string" calcext:value-type="string">
            <text:p>git init, add, commit, remote origin, pu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o am i command</text:p>
          </table:table-cell>
          <table:table-cell office:value-type="string" calcext:value-type="string">
            <text:p>git clone, status ,pull command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assw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mo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i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ree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ead and tail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oweroff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boot command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0-nov</text:p>
          </table:table-cell>
          <table:table-cell table:style-name="ce10" office:value-type="string" calcext:value-type="string">
            <text:p>10-nov-2016.odt</text:p>
          </table:table-cell>
          <table:table-cell table:style-name="ce7" office:value-type="string" calcext:value-type="string">
            <text:p>nano command</text:p>
          </table:table-cell>
          <table:table-cell table:style-name="ce14" office:value-type="string" calcext:value-type="string">
            <text:p>git init, add, commit, remote origin, push,clone,status, revision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reated new repository(training_and_learning)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initializ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data 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ommit or sav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remote name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push data to repository</text:p>
          </table:table-cell>
          <table:table-cell table:number-columns-repeated="5"/>
        </table:table-row>
        <table:table-row table:style-name="ro6">
          <table:table-cell table:style-name="ce7" table:number-columns-repeated="4"/>
          <table:table-cell table:style-name="ce7" office:value-type="string" calcext:value-type="string">
            <text:p>Added 3 new directories (sql,html, css and 10-nov) 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7" office:value-type="string" calcext:value-type="string">
            <text:p>Changed file(10-nov-2016(github).odt, 10-nov-2016.odt, Index.ods)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ed amannanotext using nan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ed multiple files to repository 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commit multiple files to repository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command to see branch in github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push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merge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delete a branch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7">
          <table:table-cell table:number-columns-repeated="3"/>
          <table:table-cell table:style-name="ce8" office:value-type="string" calcext:value-type="string">
            <text:p>Linux</text:p>
          </table:table-cell>
          <table:table-cell table:style-name="ce15" office:value-type="string" calcext:value-type="string">
            <text:p>SQL</text:p>
          </table:table-cell>
          <table:table-cell table:number-columns-repeated="5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11-nov</text:p>
          </table:table-cell>
          <table:table-cell table:style-name="ce10" office:value-type="string" calcext:value-type="string">
            <text:p>11-nov-2016.odt</text:p>
          </table:table-cell>
          <table:table-cell table:style-name="ce13" office:value-type="string" calcext:value-type="string">
            <text:p>ifconfig command</text:p>
          </table:table-cell>
          <table:table-cell table:style-name="ce16" office:value-type="string" calcext:value-type="string">
            <text:p>What is MySQL?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7" office:value-type="string" calcext:value-type="string">
            <text:p>send message to another machine over same lan using iptux</text:p>
          </table:table-cell>
          <table:table-cell table:style-name="ce16" office:value-type="string" calcext:value-type="string">
            <text:p>What is database?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sh command(remotely connect over lan)</text:p>
          </table:table-cell>
          <table:table-cell table:style-name="ce16" office:value-type="string" calcext:value-type="string">
            <text:p>Create Database in MySQL,Drop Database,Select Databas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6" office:value-type="string" calcext:value-type="string">
            <text:p>Create table,Drop Table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Insert into table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Select data from table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Select all the fields of the table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Update command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Like command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sorting table (ORDER BY)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IS NULL, Distinct command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Injection in SQL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LIMIT command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IN and BETWEEN Command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Alias Name using AS command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JOINS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UNION, SELECT INTO command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ALTER command</text:p>
          </table:table-cell>
          <table:table-cell table:number-columns-repeated="5"/>
        </table:table-row>
        <table:table-row table:style-name="ro6">
          <table:table-cell table:style-name="Default" table:number-columns-repeated="4"/>
          <table:table-cell table:style-name="ce16" office:value-type="string" calcext:value-type="string">
            <text:p>Functions ( AVG(), count(), first(),last(), Min(), Max(), sum(), Ucase(), Lcase(), mid(), len(), round(), now(), format())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GROUPBY and HAVING clause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14-nov</text:p>
          </table:table-cell>
          <table:table-cell table:style-name="ce11" office:value-type="string" calcext:value-type="string">
            <text:p>14-nov-2016-sql.odt</text:p>
          </table:table-cell>
          <table:table-cell office:value-type="string" calcext:value-type="string">
            <text:p>What is postgresql? Its features</text:p>
          </table:table-cell>
          <table:table-cell office:value-type="string" calcext:value-type="string">
            <text:p>created database mis (mobileshop inventory system)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2" office:value-type="string" calcext:value-type="string">
            <text:p>14-nov-2016-project1.odt</text:p>
          </table:table-cell>
          <table:table-cell office:value-type="string" calcext:value-type="string">
            <text:p>PostgresSQL installation</text:p>
          </table:table-cell>
          <table:table-cell office:value-type="string" calcext:value-type="string">
            <text:p>Created 5 tables(mobile, mobilebranch, buyer, seller, payment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atatypes in PostgreSQL</text:p>
          </table:table-cell>
          <table:table-cell office:value-type="string" calcext:value-type="string">
            <text:p>inserted data in each tabl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rimary key, foerign key and unique key in sql</text:p>
          </table:table-cell>
          <table:table-cell office:value-type="string" calcext:value-type="string">
            <text:p>linking tables using foreign key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eating database in postgresql</text:p>
          </table:table-cell>
          <table:table-cell office:value-type="string" calcext:value-type="string">
            <text:p>sample queries to tes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\l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witch between databases and delete databas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\dt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\d &lt;tablename&gt;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a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elete a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nge the name of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nge the datatype of colum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Orderby, limit, min, max avg functions. 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15-nov</text:p>
          </table:table-cell>
          <table:table-cell table:style-name="ce2" office:value-type="string" calcext:value-type="string">
            <text:p>15-nov-2016-sql.odt</text:p>
          </table:table-cell>
          <table:table-cell office:value-type="string" calcext:value-type="string">
            <text:p>cross join</text:p>
          </table:table-cell>
          <table:table-cell office:value-type="string" calcext:value-type="string">
            <text:p>updated tables and record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15-nov-2016-project1.odt</text:p>
          </table:table-cell>
          <table:table-cell office:value-type="string" calcext:value-type="string">
            <text:p>inner join</text:p>
          </table:table-cell>
          <table:table-cell office:value-type="string" calcext:value-type="string">
            <text:p>subqueries on project using postgresql commands studied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eft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ight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ull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mit with offset (to extract randomly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groupby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aving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stinct keywor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ound func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ge function</text:p>
          </table:table-cell>
          <table:table-cell table:number-columns-repeated="6"/>
        </table:table-row>
        <table:table-row table:style-name="ro6">
          <table:table-cell table:number-columns-repeated="3"/>
          <table:table-cell table:style-name="ce7" office:value-type="string" calcext:value-type="string">
            <text:p>add constraint after creation of table using add constraint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fference between two columns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16-nov</text:p>
          </table:table-cell>
          <table:table-cell table:style-name="ce2" office:value-type="string" calcext:value-type="string">
            <text:p>16-nov-2016-sql.odt</text:p>
          </table:table-cell>
          <table:table-cell office:value-type="string" calcext:value-type="string">
            <text:p>postgres version</text:p>
          </table:table-cell>
          <table:table-cell office:value-type="string" calcext:value-type="string">
            <text:p>drop column practical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16-nov-2016-project1.odt</text:p>
          </table:table-cell>
          <table:table-cell office:value-type="string" calcext:value-type="string">
            <text:p>drop column using alter table command</text:p>
          </table:table-cell>
          <table:table-cell office:value-type="string" calcext:value-type="string">
            <text:p>subquery using 3 tables without joi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et not null constraint to a column using alter command</text:p>
          </table:table-cell>
          <table:table-cell office:value-type="string" calcext:value-type="string">
            <text:p>Same subquery using joi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xtract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between clause</text:p>
          </table:table-cell>
          <table:table-cell office:value-type="string" calcext:value-type="string">
            <text:p>reviewed by sir and changes made in project:-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 command</text:p>
          </table:table-cell>
          <table:table-cell office:value-type="string" calcext:value-type="string">
            <text:p><text:s text:c="4"/>inserted inventory column in mobile tabl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dd constraint using alter command</text:p>
          </table:table-cell>
          <table:table-cell office:value-type="string" calcext:value-type="string">
            <text:p><text:s text:c="4"/>create table br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Added brand_id column to mobile table and created it as foreign key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removed branch table 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create table customer_mobi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insert data into customer_tab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drop mobileid from buyer and seller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update brand id and remove brand column from mobi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queries such as extracting database using all the tables.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PgAdmin</text:p>
          </table:table-cell>
          <table:table-cell table:style-name="ce2" office:value-type="string" calcext:value-type="string">
            <text:p>PROJECT</text:p>
          </table:table-cell>
          <table:table-cell table:style-name="ce8" office:value-type="string" calcext:value-type="string">
            <text:p>HTML</text:p>
          </table:table-cell>
          <table:table-cell table:number-columns-repeated="4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17-nov</text:p>
          </table:table-cell>
          <table:table-cell table:style-name="ce2" office:value-type="string" calcext:value-type="string">
            <text:p>17-nov-2016-sql.odt</text:p>
          </table:table-cell>
          <table:table-cell office:value-type="string" calcext:value-type="string">
            <text:p>install pgadmin</text:p>
          </table:table-cell>
          <table:table-cell office:value-type="string" calcext:value-type="string">
            <text:p>insert data into inventory table</text:p>
          </table:table-cell>
          <table:table-cell table:style-name="ce3" office:value-type="string" calcext:value-type="string">
            <text:p>what is html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" office:value-type="string" calcext:value-type="string">
            <text:p>17-nov-2016-html.odt</text:p>
          </table:table-cell>
          <table:table-cell office:value-type="string" calcext:value-type="string">
            <text:p>configure pgadmin </text:p>
          </table:table-cell>
          <table:table-cell office:value-type="string" calcext:value-type="string">
            <text:p>update inventory record</text:p>
          </table:table-cell>
          <table:table-cell table:style-name="ce3" office:value-type="string" calcext:value-type="string">
            <text:p>it's syntax, tags and page structure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reate database</text:p>
          </table:table-cell>
          <table:table-cell office:value-type="string" calcext:value-type="string">
            <text:p>queries to find phone sold by seller</text:p>
          </table:table-cell>
          <table:table-cell table:style-name="ce3" office:value-type="string" calcext:value-type="string">
            <text:p>html formatting tags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reate table</text:p>
          </table:table-cell>
          <table:table-cell office:value-type="string" calcext:value-type="string">
            <text:p>total selling price in a month</text:p>
          </table:table-cell>
          <table:table-cell office:value-type="string" calcext:value-type="string">
            <text:p>html phrase tags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insert values in tables</text:p>
          </table:table-cell>
          <table:table-cell office:value-type="string" calcext:value-type="string">
            <text:p>sale by brand_name</text:p>
          </table:table-cell>
          <table:table-cell table:style-name="ce3" office:value-type="string" calcext:value-type="string">
            <text:p>a herf, br, img src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delete values from table</text:p>
          </table:table-cell>
          <table:table-cell/>
          <table:table-cell table:style-name="ce3" office:value-type="string" calcext:value-type="string">
            <text:p>bgcolor, marquee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select data 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sample queries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5"/>
          <table:table-cell table:style-name="ce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/00/0000</text:date>, <text:time style:data-style-name="N2" text:time-value="09:29:51.0927657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09:32:15.567781554</meta:creation-date>
    <dc:date>2016-11-17T19:09:33.900076231</dc:date>
    <meta:editing-duration>P1DT20H20M26S</meta:editing-duration>
    <meta:editing-cycles>97</meta:editing-cycles>
    <meta:generator>LibreOffice/4.2.8.2$Linux_x86 LibreOffice_project/420m0$Build-2</meta:generator>
    <meta:document-statistic meta:table-count="1" meta:cell-count="218" meta:object-count="0"/>
  </office:meta>
</office:document-meta>
</file>